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" style:family="graphic" style:parent-style-name="objectwithoutfill">
      <style:graphic-properties draw:stroke="dash" draw:stroke-dash="Fine_20_Dashed" svg:stroke-width="0.05cm" svg:stroke-color="#ff3333" draw:marker-start="Arrow" draw:marker-start-width="0.3cm" draw:marker-start-center="true" draw:marker-end="Arrow" draw:marker-end-width="0.3cm" draw:marker-end-center="true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="Arrow" draw:marker-start-width="0.225cm" draw:marker-start-center="true" draw:marker-end="Arrow" draw:marker-end-width="0.225cm" draw:marker-end-center="true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5cm" svg:height="1cm" svg:x="5.273cm" svg:y="10.5cm">
          <text:p text:style-name="P1"><text:span text:style-name="T1">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5cm" svg:height="1cm" svg:x="2.374cm" svg:y="10.001cm">
          <text:p text:style-name="P1"><text:span text:style-name="T1">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5cm" svg:height="1cm" svg:x="8.174cm" svg:y="10.001cm">
          <text:p text:style-name="P1"><text:span text:style-name="T1">p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5cm" svg:height="1cm" svg:x="2.375cm" svg:y="7.002cm">
          <text:p text:style-name="P1"><text:span text:style-name="T1">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5cm" svg:height="1cm" svg:x="5.276cm" svg:y="6.503cm">
          <text:p text:style-name="P1"><text:span text:style-name="T1">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5cm" svg:height="1cm" svg:x="8.177cm" svg:y="7.004cm">
          <text:p text:style-name="P1"><text:span text:style-name="T1">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8.927cm" svg:y1="8.004cm" svg:x2="8.924cm" svg:y2="10.001cm" draw:start-shape="id1" draw:end-shape="id2" draw:end-glue-point="0" svg:d="M8927 8004v502l-3 994v501" svg:viewBox="0 0 4 1998">
          <text:p/>
        </draw:connector>
        <draw:connector draw:style-name="gr2" draw:text-style-name="P2" draw:layer="layout" draw:type="lines" svg:x1="6.026cm" svg:y1="7.503cm" svg:x2="6.023cm" svg:y2="10.5cm" draw:start-shape="id3" draw:start-glue-point="2" draw:end-shape="id4" draw:end-glue-point="0" svg:d="M6026 7503v502l-3 1994v501" svg:viewBox="0 0 4 2998">
          <text:p/>
        </draw:connector>
        <draw:connector draw:style-name="gr2" draw:text-style-name="P2" draw:layer="layout" draw:type="lines" svg:x1="3.125cm" svg:y1="8.002cm" svg:x2="3.124cm" svg:y2="10.001cm" draw:start-shape="id5" draw:start-glue-point="2" draw:end-shape="id6" draw:end-glue-point="0" svg:d="M3125 8002v502l-1 996v501" svg:viewBox="0 0 2 2000">
          <text:p/>
        </draw:connector>
        <draw:connector draw:style-name="gr2" draw:text-style-name="P2" draw:layer="layout" draw:type="lines" svg:x1="6.026cm" svg:y1="7.503cm" svg:x2="3.124cm" svg:y2="10.001cm" draw:start-shape="id3" draw:start-glue-point="2" draw:end-shape="id6" draw:end-glue-point="0" svg:d="M6026 7503v502l-2902 1495v501" svg:viewBox="0 0 2903 2499">
          <text:p/>
        </draw:connector>
        <draw:connector draw:style-name="gr2" draw:text-style-name="P2" draw:layer="layout" draw:type="lines" svg:x1="8.927cm" svg:y1="8.004cm" svg:x2="3.124cm" svg:y2="10.001cm" draw:start-shape="id1" draw:start-glue-point="2" draw:end-shape="id6" draw:end-glue-point="0" svg:d="M8927 8004v502l-5803 994v501" svg:viewBox="0 0 5804 1998">
          <text:p/>
        </draw:connector>
        <draw:connector draw:style-name="gr2" draw:text-style-name="P2" draw:layer="layout" draw:type="lines" svg:x1="3.125cm" svg:y1="8.002cm" svg:x2="8.924cm" svg:y2="10.001cm" draw:start-shape="id5" draw:start-glue-point="2" draw:end-shape="id2" draw:end-glue-point="0" svg:d="M3125 8002v502l5799 996v501" svg:viewBox="0 0 5800 2000">
          <text:p/>
        </draw:connector>
        <draw:connector draw:style-name="gr2" draw:text-style-name="P2" draw:layer="layout" draw:type="lines" svg:x1="6.026cm" svg:y1="7.503cm" svg:x2="8.924cm" svg:y2="10.001cm" draw:start-shape="id3" draw:start-glue-point="2" draw:end-shape="id2" draw:end-glue-point="0" svg:d="M6026 7503v502l2898 1495v501" svg:viewBox="0 0 2899 2499">
          <text:p/>
        </draw:connector>
        <draw:connector draw:style-name="gr2" draw:text-style-name="P2" draw:layer="layout" draw:type="lines" svg:x1="8.174cm" svg:y1="10.501cm" svg:x2="6.773cm" svg:y2="11cm" draw:start-shape="id2" draw:start-glue-point="3" draw:end-shape="id4" draw:end-glue-point="1" svg:d="M8174 10501h-501l-398 499h-502" svg:viewBox="0 0 1402 500">
          <text:p/>
        </draw:connector>
        <draw:connector draw:style-name="gr2" draw:text-style-name="P2" draw:layer="layout" draw:type="lines" svg:x1="5.273cm" svg:y1="11cm" svg:x2="3.874cm" svg:y2="10.501cm" draw:start-shape="id4" draw:start-glue-point="3" draw:end-shape="id6" draw:end-glue-point="1" svg:d="M5273 11000h-501l-396-499h-502" svg:viewBox="0 0 1400 500">
          <text:p/>
        </draw:connector>
        <draw:connector draw:style-name="gr2" draw:text-style-name="P2" draw:layer="layout" draw:type="lines" svg:x1="5.276cm" svg:y1="7.003cm" svg:x2="3.875cm" svg:y2="7.502cm" draw:start-shape="id3" draw:end-shape="id5" draw:end-glue-point="1" svg:d="M5276 7003h-501l-398 499h-502" svg:viewBox="0 0 1402 500">
          <text:p/>
        </draw:connector>
        <draw:connector draw:style-name="gr2" draw:text-style-name="P2" draw:layer="layout" draw:type="lines" svg:x1="8.177cm" svg:y1="7.504cm" svg:x2="6.776cm" svg:y2="7.003cm" draw:start-shape="id1" draw:start-glue-point="3" draw:end-shape="id3" draw:end-glue-point="1" svg:d="M8177 7504h-501l-398-501h-502" svg:viewBox="0 0 1402 502">
          <text:p/>
        </draw:connector>
        <draw:connector draw:style-name="gr2" draw:text-style-name="P2" draw:layer="layout" draw:type="lines" svg:x1="8.927cm" svg:y1="8.004cm" svg:x2="6.023cm" svg:y2="10.5cm" draw:start-shape="id1" draw:start-glue-point="2" draw:end-shape="id4" draw:end-glue-point="0" svg:d="M8927 8004v502l-2904 1493v501" svg:viewBox="0 0 2905 2497">
          <text:p/>
        </draw:connector>
        <draw:connector draw:style-name="gr2" draw:text-style-name="P2" draw:layer="layout" draw:type="lines" svg:x1="3.125cm" svg:y1="8.002cm" svg:x2="6.023cm" svg:y2="10.5cm" draw:start-shape="id5" draw:start-glue-point="2" draw:end-shape="id4" draw:end-glue-point="0" svg:d="M3125 8002v502l2898 1495v501" svg:viewBox="0 0 2899 2499">
          <text:p/>
        </draw:connector>
        <draw:connector draw:style-name="gr3" draw:text-style-name="P2" draw:layer="layout" draw:type="curve" draw:line-skew="0.373cm" svg:x1="8.924cm" svg:y1="11.001cm" svg:x2="3.124cm" svg:y2="11.001cm" draw:start-shape="id2" draw:start-glue-point="2" draw:end-shape="id6" draw:end-glue-point="2" svg:d="M8924 11001c0 1312-5800 1312-5800 0" svg:viewBox="0 0 5801 985">
          <text:p/>
        </draw:connector>
        <draw:connector draw:style-name="gr3" draw:text-style-name="P2" draw:layer="layout" draw:type="curve" draw:line-skew="-0.325cm" svg:x1="8.927cm" svg:y1="7.004cm" svg:x2="3.125cm" svg:y2="7.002cm" draw:start-shape="id1" draw:start-glue-point="0" draw:end-shape="id5" draw:end-glue-point="0" svg:d="M8927 7004c0-1242-5802-1241-5802-2" svg:viewBox="0 0 5803 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16:31:12.487167450</dc:date>
    <dc:creator>james </dc:creator>
    <meta:editing-duration>PT1H12M45S</meta:editing-duration>
    <meta:editing-cycles>14</meta:editing-cycles>
    <meta:generator>LibreOffice/5.0.4.2$Linux_X86_64 LibreOffice_project/00$Build-2</meta:generator>
    <meta:document-statistic meta:object-count="21"/>
  </office:meta>
</office:document-meta>
</file>